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Text_20_body">
      <style:text-properties style:font-name="Times New Roman"/>
    </style:style>
    <style:style style:name="P29" style:family="paragraph" style:parent-style-name="Text_20_body">
      <style:text-properties style:font-name="Arial1"/>
    </style:style>
    <style:style style:name="P30" style:family="paragraph" style:parent-style-name="CodeBlock">
      <style:text-properties fo:font-size="9pt" style:font-size-asian="9pt" style:font-size-complex="9pt"/>
    </style:style>
    <style:style style:name="P31" style:family="paragraph" style:parent-style-name="Heading_20_1">
      <style:paragraph-properties fo:margin-left="0.0209in" fo:margin-right="0in" fo:text-indent="0in" style:auto-text-indent="false"/>
    </style:style>
    <style:style style:name="P32" style:family="paragraph" style:parent-style-name="Standard">
      <style:paragraph-properties fo:margin-left="0.0209in" fo:margin-right="0in" fo:text-indent="0in" style:auto-text-indent="false"/>
    </style:style>
    <style:style style:name="P33" style:family="paragraph" style:parent-style-name="Heading_20_2">
      <style:paragraph-properties>
        <style:tab-stops>
          <style:tab-stop style:position="0.75in"/>
          <style:tab-stop style:position="0.8752in"/>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parent-style-name="Internet_20_link">
      <style:text-properties fo:font-style="italic" style:font-style-asian="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weight-complex="bold"/>
    </style:style>
    <style:style style:name="T6" style:family="text">
      <style:text-properties style:font-name="Courier New1" fo:font-size="10pt"/>
    </style:style>
    <style:style style:name="T7" style:family="text">
      <style:text-properties fo:font-style="italic"/>
    </style:style>
    <style:style style:name="T8" style:family="text">
      <style:text-properties style:font-name="Courier New1"/>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text:span text:style-name="T1">™</text:span> User Guide</text:p>
      <text:p text:style-name="P4"><text:modification-date style:data-style-name="N84">2007-03-01</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2</text:p>
          <text:p text:style-name="P6">10.1<text:a xlink:type="simple" xlink:href="#10.1. Exception conversion|outline" text:style-name="Internet_20_link" text:visited-style-name="Internet_20_link"> <text:s/>Exception conversion</text:a><text:tab/>42</text:p>
          <text:p text:style-name="P6">10.2<text:a xlink:type="simple" xlink:href="#10.2. Deadlock and optimistic lock retry|outline" text:style-name="Internet_20_link" text:visited-style-name="Internet_20_link"> <text:s/>Deadlock and optimistic lock retry</text:a><text:tab/>43</text:p>
          <text:p text:style-name="P5">11 <text:a xlink:type="simple" xlink:href="#11.LOBs|outline" text:style-name="Internet_20_link" text:visited-style-name="Internet_20_link">LOBs</text:a><text:tab/>44</text:p>
          <text:p text:style-name="P6">11.1<text:a xlink:type="simple" xlink:href="#11.1. Stream access|outline" text:style-name="Internet_20_link" text:visited-style-name="Internet_20_link"> <text:s/>Stream access</text:a><text:tab/>44</text:p>
          <text:p text:style-name="P6">11.2<text:a xlink:type="simple" xlink:href="#11.2. String conversion|outline" text:style-name="Internet_20_link" text:visited-style-name="Internet_20_link"> <text:s/>String conversion</text:a><text:tab/>45</text:p>
          <text:p text:style-name="P5">12 <text:a xlink:type="simple" xlink:href="#12.Triggers|outline" text:style-name="Internet_20_link" text:visited-style-name="Internet_20_link">Triggers</text:a><text:tab/>47</text:p>
          <text:p text:style-name="P6">12.1<text:a xlink:type="simple" xlink:href="#12.1. Trigger class|outline" text:style-name="Internet_20_link" text:visited-style-name="Internet_20_link"> <text:s/>Trigger class</text:a><text:tab/>47</text:p>
          <text:p text:style-name="P6">12.2<text:a xlink:type="simple" xlink:href="#12.2. Registration|outline" text:style-name="Internet_20_link" text:visited-style-name="Internet_20_link"> <text:s/>Registration</text:a><text:tab/>48</text:p>
          <text:p text:style-name="P6">12.3<text:a xlink:type="simple" xlink:href="#12.3. Accessing old Storable value|outline" text:style-name="Internet_20_link" text:visited-style-name="Internet_20_link"> <text:s/>Accessing old Storable value</text:a><text:tab/>48</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50</text:p>
          <text:p text:style-name="P6">13.1<text:a xlink:type="simple" xlink:href="#13.1. Sleepycat – Berkeley Database|outline" text:style-name="Internet_20_link" text:visited-style-name="Internet_20_link"> <text:s/>Sleepycat – Berkeley Database</text:a><text:tab/>50</text:p>
          <text:p text:style-name="P6">13.2<text:a xlink:type="simple" xlink:href="#13.2. JDBC|outline" text:style-name="Internet_20_link" text:visited-style-name="Internet_20_link"> <text:s/>JDBC</text:a><text:tab/>50</text:p>
          <text:p text:style-name="P6">13.3<text:a xlink:type="simple" xlink:href="#13.3. Replicated|outline" text:style-name="Internet_20_link" text:visited-style-name="Internet_20_link"> <text:s/>Replicated</text:a><text:tab/>51</text:p>
          <text:p text:style-name="P5">14 <text:a xlink:type="simple" xlink:href="#14.Advanced|outline" text:style-name="Internet_20_link" text:visited-style-name="Internet_20_link">Advanced</text:a><text:tab/>53</text:p>
          <text:p text:style-name="P6">14.1<text:a xlink:type="simple" xlink:href="#14.1. Filter Construction|outline" text:style-name="Internet_20_link" text:visited-style-name="Internet_20_link"> <text:s/>Filter Construction</text:a><text:tab/>53</text:p>
          <text:p text:style-name="P6">14.2<text:a xlink:type="simple" xlink:href="#14.2. Specialized Cursors|outline" text:style-name="Internet_20_link" text:visited-style-name="Internet_20_link"> <text:s/>Specialized Cursors</text:a><text:tab/>53</text:p>
          <text:p text:style-name="P5">15 <text:a xlink:type="simple" xlink:href="#15.Glossary|outline" text:style-name="Internet_20_link" text:visited-style-name="Internet_20_link">Glossary</text:a><text:tab/>55</text:p>
          <text:p text:style-name="P5">16 <text:a xlink:type="simple" xlink:href="#16.Appendix: Hello World example|outline" text:style-name="Internet_20_link" text:visited-style-name="Internet_20_link">Appendix: Hello World example</text:a><text:tab/>58</text:p>
          <text:p text:style-name="P5">17 <text:a xlink:type="simple" xlink:href="#17.Appendix: Query Execution Plan|outline" text:style-name="Internet_20_link" text:visited-style-name="Internet_20_link">Appendix: Query Execution Plan</text:a><text:tab/>61</text:p>
          <text:p text:style-name="P6">17.1<text:a xlink:type="simple" xlink:href="#17.1. Data sources |outline" text:style-name="Internet_20_link" text:visited-style-name="Internet_20_link"> <text:s/>Data sources </text:a><text:tab/>61</text:p>
          <text:p text:style-name="P6">17.2<text:a xlink:type="simple" xlink:href="#17.2. Data processing |outline" text:style-name="Internet_20_link" text:visited-style-name="Internet_20_link"> <text:s/>Data processing </text:a><text:tab/>63</text:p>
          <text:p text:style-name="P5">18 <text:a xlink:type="simple" xlink:href="#18.Appendix: Recommended practices|outline" text:style-name="Internet_20_link" text:visited-style-name="Internet_20_link">Appendix: Recommended practices</text:a><text:tab/>67</text:p>
          <text:p text:style-name="P6">18.1<text:a xlink:type="simple" xlink:href="#18.1. Scope Storables privately|outline" text:style-name="Internet_20_link" text:visited-style-name="Internet_20_link"> <text:s/>Scope Storables privately</text:a><text:tab/>67</text:p>
          <text:p text:style-name="P6">18.2<text:a xlink:type="simple" xlink:href="#18.2. Primary key design|outline" text:style-name="Internet_20_link" text:visited-style-name="Internet_20_link"> <text:s/>Primary key design</text:a><text:tab/>67</text:p>
          <text:p text:style-name="P6">18.3<text:a xlink:type="simple" xlink:href="#18.3. Versioning|outline" text:style-name="Internet_20_link" text:visited-style-name="Internet_20_link"> <text:s/>Versioning</text:a><text:tab/>67</text:p>
        </text:index-body>
      </text:table-of-content>
      <text:p text:style-name="Standard"/>
      <text:h text:style-name="Heading_20_1" text:outline-level="1"><text:bookmark-start text:name="_Ref126491632"/><text:bookmark-start text:name="_Ref126491617"/>Introduction<text:bookmark-end text:name="_Ref126491632"/><text:bookmark-end text:name="_Ref126491617"/></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2">Storables</text:span></text:a>, and the persistence layer, known as <text:a xlink:type="simple" xlink:href="#_The_Repository"><text:span text:style-name="T2">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4">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4">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4">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4">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4">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2">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4">Sequence support </text:span>– Properties may optionally be annotated to support automatic value selection upon insert via a <text:a xlink:type="simple" xlink:href="#_@Sequence"><text:span text:style-name="T2">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2">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5">enterTransaction</text:span>();</text:p>
      <text:p text:style-name="CodeBlock"/>
      <text:p text:style-name="CodeBlock"><text:s text:c="4"/>Transaction <text:span text:style-name="T5">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4">@PrimaryKey</text:span>({"entityTypeID", "-entityInstanceID"})</text:p>
      <text:p text:style-name="CodeBlock">public interface Content extends Storable {</text:p>
      <text:p text:style-name="CodeBlock"><text:span text:style-name="T4"><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4">@AlternateKeys</text:span>({</text:p>
      <text:p text:style-name="CodeBlock"><text:s text:c="4"/><text:span text:style-name="T4">@Key</text:span>("fullPath"),</text:p>
      <text:p text:style-name="CodeBlock"><text:s text:c="4"/><text:span text:style-name="T4">@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4">@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4">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4">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4">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4">@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4">@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4">@Alias</text:span>("USER_INFO")</text:p>
      <text:p text:style-name="CodeBlock">public abstract class UserInfo implements Storable {</text:p>
      <text:p text:style-name="CodeBlock"><text:s text:c="4"/><text:span text:style-name="T4">@Alias</text:span>("USER_ID")</text:p>
      <text:p text:style-name="CodeBlock"><text:s text:c="4"/>public abstract long getUserID();</text:p>
      <text:p text:style-name="CodeBlock"><text:s text:c="4"/>public abstract void setUserID(long id);</text:p>
      <text:p text:style-name="CodeBlock"/>
      <text:p text:style-name="CodeBlock"><text:s text:c="4"/><text:span text:style-name="T4">@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4">@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4">@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4">@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4">@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4">@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4">@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4">@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4">@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4">@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4">@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4">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4">Try</text:span> <text:span text:style-name="T4">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4">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4">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4">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4">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4">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4">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4">with</text:span>("Jones")</text:p>
      <text:p text:style-name="CodeBlock"><text:s text:c="8"/>.<text:span text:style-name="T4">with</text:span>("I")</text:p>
      <text:p text:style-name="CodeBlock"><text:s text:c="8"/>.<text:span text:style-name="T4">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4">Cursor</text:span>&lt;UserInfo&gt; cursor = query.<text:span text:style-name="T4">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4">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4">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4">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4">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appendix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4">@Join</text:span>(internal="homeAddressID", external="addressID")</text:p>
      <text:p text:style-name="CodeBlock"><text:s text:c="4"/>public abstract <text:span text:style-name="T4">Address</text:span> getHomeAddress() throws FetchException;</text:p>
      <text:p text:style-name="CodeBlock"/>
      <text:p text:style-name="CodeBlock"><text:s text:c="4"/>// Can optionally define a set method.</text:p>
      <text:p text:style-name="CodeBlock"><text:s text:c="4"/>public abstract void setHomeAddress(<text:span text:style-name="T4">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4">@Join</text:span>(internal="userID", external="userID")</text:p>
      <text:p text:style-name="CodeBlock"><text:s text:c="4"/>@Nullable</text:p>
      <text:p text:style-name="CodeBlock"><text:s text:c="4"/>public abstract <text:span text:style-name="T4">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4">@Join</text:span>(internal="addressID", external="homeAddressID")</text:p>
      <text:p text:style-name="CodeBlock"><text:s text:c="4"/><text:span text:style-name="T4">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4">@Join</text:span></text:p>
      <text:p text:style-name="CodeBlock"><text:span text:style-name="T4"><text:s text:c="4"/></text:span>@Nullable</text:p>
      <text:p text:style-name="CodeBlock"><text:s text:c="4"/>public abstract <text:span text:style-name="T4">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4">getUserID</text:span>();</text:p>
      <text:p text:style-name="CodeBlock"><text:s text:c="4"/>void <text:span text:style-name="T4">setUserID</text:span>(long id);</text:p>
      <text:p text:style-name="CodeBlock"/>
      <text:p text:style-name="CodeBlock"><text:s text:c="4"/><text:span text:style-name="T4">@Join</text:span></text:p>
      <text:p text:style-name="CodeBlock"><text:s text:c="4"/><text:span text:style-name="T4">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4">getUserID</text:span>();</text:p>
      <text:p text:style-name="CodeBlock"><text:s text:c="4"/>public abstract void <text:span text:style-name="T4">setUserID</text:span>(long id);</text:p>
      <text:p text:style-name="CodeBlock"/>
      <text:p text:style-name="CodeBlock"><text:s text:c="4"/>/** Return all Shipments */</text:p>
      <text:p text:style-name="CodeBlock"><text:s text:c="4"/><text:span text:style-name="T4">@Join</text:span></text:p>
      <text:p text:style-name="CodeBlock"><text:s text:c="4"/>public abstract <text:span text:style-name="T4">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4">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4">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4">@Indexes</text:span>({</text:p>
      <text:p text:style-name="CodeBlock"><text:s text:c="4"/><text:span text:style-name="T4">@Index</text:span>("firstName"),</text:p>
      <text:p text:style-name="CodeBlock"><text:s text:c="4"/><text:span text:style-name="T4">@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4">@Index</text:span>("-lastModified"),</text:p>
      <text:p text:style-name="CodeBlock"><text:s text:c="4"/><text:span text:style-name="T4">@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Transactions"/><text:bookmark-start text:name="_Ref126491679"/>Transactions<text:bookmark-end text:name="_Transactions"/><text:bookmark-end text:name="_Ref126491679"/></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4">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4">commit</text:span>();</text:p>
      <text:p text:style-name="CodeBlock"><text:s text:c="4"/>} finally {</text:p>
      <text:p text:style-name="CodeBlock"><text:s text:c="8"/>// Ensure transaction exits, rolling back if an exception</text:p>
      <text:p text:style-name="CodeBlock"><text:s text:c="8"/>txn.<text:span text:style-name="T4">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NAPSHOT</text:p>
          </table:table-cell>
          <table:table-cell table:style-name="Table2.B2" office:value-type="string">
            <text:p text:style-name="P14">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4">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4">Blob</text:span> getImageData();</text:p>
      <text:p text:style-name="CodeBlock"><text:s text:c="4"/>void setImageData(<text:span text:style-name="T4">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4">&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Write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2">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2">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Query Execution Plan</text:h>
      <text:p text:style-name="P28">When using a BDB backed repository, Carbonado uses its own rule-based query optimizer to create an execution plan. Calling Query.printPlan() dumps the plan to standard out, or you can pass in a StringBuilder to capture the query plan. </text:p>
      <text:p text:style-name="P28">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28"/>
      <text:p text:style-name="CodeBlock"><text:span text:style-name="T6">sort: [+firstName], [+birthday]<text:line-break/> <text:s/>index scan: org.myorg.myapp.stored.MyRecord<text:line-break/> <text:s/>...index: {properties=[+lastName, +firstName, ~userID], unique=true}<text:line-break/> <text:s/>...identity filter: lastName = ?</text:span> </text:p>
      <text:p text:style-name="P29"/>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 </text:p>
      <text:h text:style-name="Heading_20_2" text:outline-level="2"><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6">full scan: org.myorg.myapp.stored.MyRecord</text:span> </text:p>
      <text:p text:style-name="P28"/>
      <text:p text:style-name="P28">Full scans are generally considered bad unless you really want all the records. A full scan in other contexts will have additional filtering and sorting operations applied. </text:p>
      <text:p text:style-name="CodeBlock"><text:span text:style-name="T6">filter: firstName = ?<text:line-break/> <text:s/>full scan: org.myorg.myapp.stored.MyRecord</text:span> </text:p>
      <text:p text:style-name="P29"/>
      <text:p text:style-name="P28">The above plan indicates that all records are examined, but only those that match a given first name will actually be returned. Defining an index on "firstName" will yield a more efficient <text:span text:style-name="T7">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6">index scan: org.myorg.myapp.stored.MyRecord<text:line-break/> <text:s/>...index: {properties=[+lastName, +firstName, ~userID], unique=true}<text:line-break/> <text:s/>...identity filter: lastName = ? &amp; firstName = ?</text:span> </text:p>
      <text:p text:style-name="P29"/>
      <text:p text:style-name="Text_20_body">The above query plan shows an index being used to find all users with a given first and last name. The same index can also be used to find a range of records, like all those with a last name that starts with "S": </text:p>
      <text:p text:style-name="P29"/>
      <text:p text:style-name="CodeBlock"><text:span text:style-name="T6">index scan: org.myorg.myapp.stored.MyRecord<text:line-break/> <text:s/>...index: {properties=[+lastName, +firstName, ~userID], unique=true}<text:line-break/> <text:s/>...range filter: lastName &gt;= S &amp; lastName &lt; T</text:span> </text:p>
      <text:p text:style-name="P29"/>
      <text:p text:style-name="Text_20_body">An index can also be used for both range and identity matching. For example, finding all users whose last name is "Smith" and whose first name starts with "J":</text:p>
      <text:p text:style-name="P29"/>
      <text:p text:style-name="CodeBlock"><text:span text:style-name="T6">index scan: org.myorg.myapp.stored.MyRecord<text:line-break/> <text:s/>...index: {properties=[+lastName, +firstName, ~userID], unique=true}<text:line-break/> <text:s/>...identity filter: lastName = Smith<text:line-break/> <text:s/>...range filter: firstName &gt;= J &amp; firstName &lt; K</text:span> </text:p>
      <text:p text:style-name="P29"/>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29"/>
      <text:p text:style-name="CodeBlock"><text:span text:style-name="T6">reverse index scan: org.myorg.myapp.stored.MyRecord<text:line-break/> <text:s/>...index: {properties=[+lastName, +firstName, ~userID], unique=true}<text:line-break/> <text:s/>...identity filter: lastName = Smith</text:span> </text:p>
      <text:p text:style-name="P29"/>
      <text:p text:style-name="P28">Finally, an index may be selected by the query optimizer simply because it is <text:span text:style-name="T7">clustered</text:span>. A clustered index defines the natural ordering of records, and there can be only one clustered index for a given storable type. When using BDB, the primary key is always treated as the clustered index. The plan will show if an index is clustered, which indicates that the scan will perform much better than a usual one: </text:p>
      <text:p text:style-name="P29"/>
      <text:p text:style-name="CodeBlock"><text:span text:style-name="T6">clustered index scan: org.myorg.myapp.stored.OrderItem<text:line-break/> <text:s/>...index: {properties=[+orderID, +productID], unique=true}<text:line-break/> <text:s/>...identity filter: orderID = ?</text:span> </text:p>
      <text:p text:style-name="P29"/>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29"/>
      <text:p text:style-name="CodeBlock"><text:span text:style-name="T6">index key match: org.myorg.myapp.stored.OrderItem<text:line-break/> <text:s/>...index: {properties=[+orderID, +productID], unique=true}<text:line-break/> <text:s/>...key filter: orderID = ? &amp; productID = ?</text:span> </text:p>
      <text:p text:style-name="P29"/>
      <text:p text:style-name="Text_20_body">This really just a special variation of an index scan, except it may run more efficiently since the data source doesn't need to open a physical cursor of its own. </text:p>
      <text:h text:style-name="Heading_20_2" text:outline-level="2"><text:s/>Data processing </text:h>
      <text:p text:style-name="P28">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28">If the data source provides too many results, a filter can discard results that don't match. If filtering is required, it is always performed before any other data processing steps. This reduces the work required by say, a sort operation. </text:p>
      <text:p text:style-name="P29"/>
      <text:p text:style-name="CodeBlock"><text:span text:style-name="T6">filter: price &gt;= 100 &amp; price &lt; 200</text:span> </text:p>
      <text:p text:style-name="P29"/>
      <text:p text:style-name="Text_20_body">The above filter is simply discarding results that don't match a certain price. The full plan will show the data source, perhaps like so: </text:p>
      <text:p text:style-name="CodeBlock"><text:span text:style-name="T6">filter: price &gt;= 100 &amp; price &lt; 200<text:line-break/> <text:s/>clustered index scan: org.myorg.myapp.stored.OrderItem<text:line-break/> <text:s/>...index: {properties=[+orderID, +productID], unique=true}<text:line-break/> <text:s/>...identity filter: orderID = ?</text:span> </text:p>
      <text:p text:style-name="P29"/>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29"/>
      <text:p text:style-name="CodeBlock"><text:span text:style-name="T6">sort: [-dateAdded]</text:span> </text:p>
      <text:p text:style-name="P29"/>
      <text:p text:style-name="Text_20_body">The above plan snippet shows a sort by descending "dateAdded". The entire plan is needed to show exactly what is going on: </text:p>
      <text:p text:style-name="P29"/>
      <text:p text:style-name="CodeBlock"><text:span text:style-name="T6">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29"/>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29"/>
      <text:p text:style-name="CodeBlock"><text:span text:style-name="T6">sort: [+birthday], [+lastName, +firstName]<text:line-break/> <text:s/>reverse index scan: org.myorg.myapp.stored.MyRecord<text:line-break/> <text:s/>...index: {properties=[-birthday, ~userID], unique=true}<text:line-break/> <text:s/>...range filter: birthday &gt; ?</text:span> </text:p>
      <text:p text:style-name="P29"/>
      <text:p text:style-name="P28">The index has a natural ordering by descending birthday, but a reverse scan corrects that. The sort finds groups of consecutive birthdays, and then it sorts by ("+lastName", "+firstName") within those groups. A sort of this kind produces results more quickly, and it might not need to spill to temporary files. </text:p>
      <text:h text:style-name="Heading_20_3" text:outline-level="3"><text:s/>Union </text:h>
      <text:p text:style-name="P28">Although Carbonado queries don't support explicit unions, a query plan may have a union step if the query filter contains any logical <text:span text:style-name="T7">or</text:span> operations. Each child of the union node will ultimately have a separate data source. A query for "price = ? | dateAdded = ?" might be executed as: </text:p>
      <text:p text:style-name="P29"/>
      <text:p text:style-name="CodeBlock"><text:span text:style-name="T6">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29"/>
      <text:p text:style-name="P28">Here, two index scans feed into the union, which in turn ensures that no duplicate records are returned. The union step requires that all sources which feed into it have a consistent <text:span text:style-name="T7">total ordering</text:span>. This affects what indexes are selected, and if necessary, sort steps are tacked on: </text:p>
      <text:p text:style-name="P29"/>
      <text:p text:style-name="CodeBlock"><text:span text:style-name="T6">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29"/>
      <text:p text:style-name="Text_20_body">The above query plan might have been produced for a query filter of "lastName = ? | birthday &gt; ?". </text:p>
      <text:h text:style-name="Heading_20_3" text:outline-level="3"><text:s/>Join </text:h>
      <text:p text:style-name="P28">Join query plans are the most complicated and can produce very tall execution plan trees. As of this writing, Carbonado only supports <text:span text:style-name="T7">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pan text:style-name="T6">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29"/>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29"/>
      <text:p text:style-name="P30"><text:span text:style-name="T8">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29"/>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31" text:outline-level="1">Appendix: Recommended practices</text:h>
      <text:p text:style-name="P32">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33"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2"/>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2"/>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2"/>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2"/>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2"/>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2"/>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2"/>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2"/>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2"/>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2"/>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2"/>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2"/>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2"/>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2"/>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2"/>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2"/>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2"/>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2"/>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2"/>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2"/>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2"/>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2"/>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2"/>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2"/>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2"/>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2"/>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2"/>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2"/>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2"/>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2"/>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2"/>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2"/>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2"/>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2"/>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2"/>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2"/>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2"/>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2"/>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2"/>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2"/>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2"/>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2"/>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2"/>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2"/>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2"/>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2"/>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2"/>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2"/>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2"/>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2"/>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2"/>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2"/>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2"/>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2"/>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2"/>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2"/>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2"/>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2"/>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2"/>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2"/>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2"/>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Page <text:page-number text:select-page="current">68</text:page-number> of <text:page-count style:num-format="1">68</text:page-count><text:tab/>Copyright 2006-2007 Amazon Technologies Inc.<text:tab/><text:modification-date style:data-style-name="N84">2007-03-0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rbonado User Guide</dc:title>
    <meta:initial-creator>Brian S O'Neill</meta:initial-creator>
    <meta:creation-date>2005-12-28T22:07:00</meta:creation-date>
    <dc:creator>Brian O'Neill</dc:creator>
    <dc:date>2007-03-01T09:42:42</dc:date>
    <meta:print-date>2006-01-06T16:58:00</meta:print-date>
    <dc:language>en-US</dc:language>
    <meta:editing-cycles>427</meta:editing-cycles>
    <meta:editing-duration>PT14H4M5S</meta:editing-duration>
    <meta:user-defined meta:name="Info 1"/>
    <meta:user-defined meta:name="Info 2"/>
    <meta:user-defined meta:name="Info 3"/>
    <meta:user-defined meta:name="Info 4"/>
    <meta:document-statistic meta:table-count="2" meta:image-count="0" meta:object-count="0" meta:page-count="68" meta:paragraph-count="1293" meta:word-count="16101" meta:character-count="112479"/>
  </office:meta>
</office:document-meta>
</file>